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2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Poste</text:p>
          </table:table-cell>
          <table:table-cell office:value-type="string">
            <text:p>Photo</text:p>
          </table:table-cell>
          <table:table-cell office:value-type="string">
            <text:p>Equipe</text:p>
          </table:table-cell>
          <table:table-cell office:value-type="string">
            <text:p>Selection</text:p>
          </table:table-cell>
          <table:table-cell office:value-type="string">
            <text:p>Nationalite</text:p>
          </table:table-cell>
        </table:table-row>
        <table:table-row table:style-name="ro1">
          <table:table-cell office:value-type="string">
            <text:p>Bahlouli</text:p>
          </table:table-cell>
          <table:table-cell office:value-type="string">
            <text:p>Fares</text:p>
          </table:table-cell>
          <table:table-cell office:value-type="string">
            <text:p>MOC</text:p>
          </table:table-cell>
          <table:table-cell office:value-type="string">
            <text:p>http://2015.sofifa.org/15/players/60/214907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Lacazette</text:p>
          </table:table-cell>
          <table:table-cell office:value-type="string">
            <text:p>Alexandre</text:p>
          </table:table-cell>
          <table:table-cell office:value-type="string">
            <text:p>BU</text:p>
          </table:table-cell>
          <table:table-cell office:value-type="string">
            <text:p>http://2015.sofifa.org/15/players/60/193301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France</text:p>
          </table:table-cell>
        </table:table-row>
        <table:table-row table:style-name="ro1">
          <table:table-cell office:value-type="string">
            <text:p>Benzia</text:p>
          </table:table-cell>
          <table:table-cell office:value-type="string">
            <text:p>Yassine</text:p>
          </table:table-cell>
          <table:table-cell office:value-type="string">
            <text:p>BU</text:p>
          </table:table-cell>
          <table:table-cell office:value-type="string">
            <text:p>http://2015.sofifa.org/15/players/60/206436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Grenier</text:p>
          </table:table-cell>
          <table:table-cell office:value-type="string">
            <text:p>Clement</text:p>
          </table:table-cell>
          <table:table-cell office:value-type="string">
            <text:p>MOC</text:p>
          </table:table-cell>
          <table:table-cell office:value-type="string">
            <text:p>http://2015.sofifa.org/15/players/60/187924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France</text:p>
          </table:table-cell>
        </table:table-row>
        <table:table-row table:style-name="ro1">
          <table:table-cell office:value-type="string">
            <text:p>Gonalons</text:p>
          </table:table-cell>
          <table:table-cell office:value-type="string">
            <text:p>Maxime</text:p>
          </table:table-cell>
          <table:table-cell office:value-type="string">
            <text:p>MDC</text:p>
          </table:table-cell>
          <table:table-cell office:value-type="string">
            <text:p>http://2015.sofifa.org/15/players/60/193116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France</text:p>
          </table:table-cell>
        </table:table-row>
        <table:table-row table:style-name="ro1">
          <table:table-cell office:value-type="string">
            <text:p>Umtiti</text:p>
          </table:table-cell>
          <table:table-cell office:value-type="string">
            <text:p>Samuel</text:p>
          </table:table-cell>
          <table:table-cell office:value-type="string">
            <text:p>DC</text:p>
          </table:table-cell>
          <table:table-cell office:value-type="string">
            <text:p>http://2015.sofifa.org/15/players/60/205600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Fekir</text:p>
          </table:table-cell>
          <table:table-cell office:value-type="string">
            <text:p>Nabil</text:p>
          </table:table-cell>
          <table:table-cell office:value-type="string">
            <text:p>MOC</text:p>
          </table:table-cell>
          <table:table-cell office:value-type="string">
            <text:p>http://2015.sofifa.org/15/players/60/216594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Gourcuff</text:p>
          </table:table-cell>
          <table:table-cell office:value-type="string">
            <text:p>Yoann</text:p>
          </table:table-cell>
          <table:table-cell office:value-type="string">
            <text:p>MOC</text:p>
          </table:table-cell>
          <table:table-cell office:value-type="string">
            <text:p>http://2015.sofifa.org/15/players/60/153296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Fofana</text:p>
          </table:table-cell>
          <table:table-cell office:value-type="string">
            <text:p>Gueida</text:p>
          </table:table-cell>
          <table:table-cell office:value-type="string">
            <text:p>MC</text:p>
          </table:table-cell>
          <table:table-cell office:value-type="string">
            <text:p>http://2015.sofifa.org/15/players/60/188816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Lopes</text:p>
          </table:table-cell>
          <table:table-cell office:value-type="string">
            <text:p>Anthony</text:p>
          </table:table-cell>
          <table:table-cell office:value-type="string">
            <text:p>G</text:p>
          </table:table-cell>
          <table:table-cell office:value-type="string">
            <text:p>http://2015.sofifa.org/15/players/60/199482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Portugal</text:p>
          </table:table-cell>
        </table:table-row>
        <table:table-row table:style-name="ro1">
          <table:table-cell office:value-type="string">
            <text:p>Ferri</text:p>
          </table:table-cell>
          <table:table-cell office:value-type="string">
            <text:p>Jordan</text:p>
          </table:table-cell>
          <table:table-cell office:value-type="string">
            <text:p>MC</text:p>
          </table:table-cell>
          <table:table-cell office:value-type="string">
            <text:p>http://2015.sofifa.org/15/players/60/206306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Bedimo</text:p>
          </table:table-cell>
          <table:table-cell office:value-type="string">
            <text:p>Henri</text:p>
          </table:table-cell>
          <table:table-cell office:value-type="string">
            <text:p>DG</text:p>
          </table:table-cell>
          <table:table-cell office:value-type="string">
            <text:p>http://2015.sofifa.org/15/players/60/150565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Cameroun</text:p>
          </table:table-cell>
        </table:table-row>
        <table:table-row table:style-name="ro1">
          <table:table-cell office:value-type="string">
            <text:p>N'Jie</text:p>
          </table:table-cell>
          <table:table-cell office:value-type="string">
            <text:p>Clinton</text:p>
          </table:table-cell>
          <table:table-cell office:value-type="string">
            <text:p>AID</text:p>
          </table:table-cell>
          <table:table-cell office:value-type="string">
            <text:p>http://2015.sofifa.org/15/players/60/212273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Cameroun</text:p>
          </table:table-cell>
        </table:table-row>
        <table:table-row table:style-name="ro1">
          <table:table-cell office:value-type="string">
            <text:p>Yattara</text:p>
          </table:table-cell>
          <table:table-cell office:value-type="string">
            <text:p>Mohamed</text:p>
          </table:table-cell>
          <table:table-cell office:value-type="string">
            <text:p>BU</text:p>
          </table:table-cell>
          <table:table-cell office:value-type="string">
            <text:p>http://2015.sofifa.org/15/players/60/207640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Guinee</text:p>
          </table:table-cell>
        </table:table-row>
        <table:table-row table:style-name="ro1">
          <table:table-cell office:value-type="string">
            <text:p>Tolisso</text:p>
          </table:table-cell>
          <table:table-cell office:value-type="string">
            <text:p>Corentin</text:p>
          </table:table-cell>
          <table:table-cell office:value-type="string">
            <text:p>MC</text:p>
          </table:table-cell>
          <table:table-cell office:value-type="string">
            <text:p>http://2015.sofifa.org/15/players/60/219683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Mvuemba</text:p>
          </table:table-cell>
          <table:table-cell office:value-type="string">
            <text:p>Arnold</text:p>
          </table:table-cell>
          <table:table-cell office:value-type="string">
            <text:p>MC</text:p>
          </table:table-cell>
          <table:table-cell office:value-type="string">
            <text:p>http://2015.sofifa.org/15/players/60/153298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Labidi</text:p>
          </table:table-cell>
          <table:table-cell office:value-type="string">
            <text:p>Zakarie</text:p>
          </table:table-cell>
          <table:table-cell office:value-type="string">
            <text:p>MOC</text:p>
          </table:table-cell>
          <table:table-cell/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Rose</text:p>
          </table:table-cell>
          <table:table-cell office:value-type="string">
            <text:p>Lindsay</text:p>
          </table:table-cell>
          <table:table-cell office:value-type="string">
            <text:p>DC</text:p>
          </table:table-cell>
          <table:table-cell office:value-type="string">
            <text:p><text:a xlink:href="http://2015.sofifa.org/15/players/60/199464.png">http://2015.sofifa.org/15/players/60/199464.png</text:a>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Gorgelin</text:p>
          </table:table-cell>
          <table:table-cell office:value-type="string">
            <text:p>Mathieu</text:p>
          </table:table-cell>
          <table:table-cell office:value-type="string">
            <text:p>G</text:p>
          </table:table-cell>
          <table:table-cell office:value-type="string">
            <text:p>http://2015.sofifa.org/15/players/60/199721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Jallet</text:p>
          </table:table-cell>
          <table:table-cell office:value-type="string">
            <text:p>Christophe</text:p>
          </table:table-cell>
          <table:table-cell office:value-type="string">
            <text:p>DD</text:p>
          </table:table-cell>
          <table:table-cell office:value-type="string">
            <text:p><text:a xlink:href="http://2015.sofifa.org/15/players/60/150590.png">http://2015.sofifa.org/15/players/60/150590.png</text:a>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Zeffane</text:p>
          </table:table-cell>
          <table:table-cell office:value-type="string">
            <text:p>Mehdi</text:p>
          </table:table-cell>
          <table:table-cell office:value-type="string">
            <text:p>DD</text:p>
          </table:table-cell>
          <table:table-cell office:value-type="string">
            <text:p>http://2015.sofifa.org/15/players/60/207745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Ghezzal</text:p>
          </table:table-cell>
          <table:table-cell office:value-type="string">
            <text:p>Rachid</text:p>
          </table:table-cell>
          <table:table-cell office:value-type="string">
            <text:p>AIG</text:p>
          </table:table-cell>
          <table:table-cell office:value-type="string">
            <text:p>http://2015.sofifa.org/15/players/60/210372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Kone</text:p>
          </table:table-cell>
          <table:table-cell office:value-type="string">
            <text:p>Bakari</text:p>
          </table:table-cell>
          <table:table-cell office:value-type="string">
            <text:p>DC</text:p>
          </table:table-cell>
          <table:table-cell office:value-type="string">
            <text:p>http://2015.sofifa.org/15/players/60/183766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Burkina Faso</text:p>
          </table:table-cell>
        </table:table-row>
        <table:table-row table:style-name="ro1">
          <table:table-cell office:value-type="string">
            <text:p>Dabo</text:p>
          </table:table-cell>
          <table:table-cell office:value-type="string">
            <text:p>Mouhamadou</text:p>
          </table:table-cell>
          <table:table-cell office:value-type="string">
            <text:p>DG</text:p>
          </table:table-cell>
          <table:table-cell office:value-type="string">
            <text:p>http://2015.sofifa.org/15/players/60/168630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Danic</text:p>
          </table:table-cell>
          <table:table-cell office:value-type="string">
            <text:p>Gael</text:p>
          </table:table-cell>
          <table:table-cell office:value-type="string">
            <text:p>MC</text:p>
          </table:table-cell>
          <table:table-cell office:value-type="string">
            <text:p>http://2015.sofifa.org/15/players/60/41835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Bisevac</text:p>
          </table:table-cell>
          <table:table-cell office:value-type="string">
            <text:p>Milan</text:p>
          </table:table-cell>
          <table:table-cell office:value-type="string">
            <text:p>DC</text:p>
          </table:table-cell>
          <table:table-cell office:value-type="string">
            <text:p>http://2015.sofifa.org/15/players/60/178111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Serbie</text:p>
          </table:table-cell>
        </table:table-row>
        <table:table-row table:style-name="ro1">
          <table:table-cell office:value-type="string">
            <text:p>Shin</text:p>
          </table:table-cell>
          <table:table-cell office:value-type="string">
            <text:p>Kim</text:p>
          </table:table-cell>
          <table:table-cell office:value-type="string">
            <text:p>BU</text:p>
          </table:table-cell>
          <table:table-cell office:value-type="string">
            <text:p>http://2015.sofifa.org/15/players/60/221763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Coree du Sud</text:p>
          </table:table-cell>
        </table:table-row>
        <table:table-row table:style-name="ro1">
          <table:table-cell office:value-type="string">
            <text:p>Kone</text:p>
          </table:table-cell>
          <table:table-cell office:value-type="string">
            <text:p>Sidy</text:p>
          </table:table-cell>
          <table:table-cell office:value-type="string">
            <text:p>MDC</text:p>
          </table:table-cell>
          <table:table-cell office:value-type="string">
            <text:p>http://2015.sofifa.org/15/players/60/204877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Mali</text:p>
          </table:table-cell>
        </table:table-row>
        <table:table-row table:style-name="ro1">
          <table:table-cell office:value-type="string">
            <text:p>Frick</text:p>
          </table:table-cell>
          <table:table-cell office:value-type="string">
            <text:p>Jeremy</text:p>
          </table:table-cell>
          <table:table-cell office:value-type="string">
            <text:p>G</text:p>
          </table:table-cell>
          <table:table-cell office:value-type="string">
            <text:p>http://2015.sofifa.org/15/players/60/206307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Suisse</text:p>
          </table:table-cell>
        </table:table-row>
        <table:table-row table:style-name="ro1">
          <table:table-cell office:value-type="string">
            <text:p>Malbranque</text:p>
          </table:table-cell>
          <table:table-cell office:value-type="string">
            <text:p>Steed</text:p>
          </table:table-cell>
          <table:table-cell office:value-type="string">
            <text:p>MC</text:p>
          </table:table-cell>
          <table:table-cell office:value-type="string">
            <text:p>http://2015.sofifa.org/15/players/60/18919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N'Gouma</text:p>
          </table:table-cell>
          <table:table-cell office:value-type="string">
            <text:p>Romaric</text:p>
          </table:table-cell>
          <table:table-cell office:value-type="string">
            <text:p>DC</text:p>
          </table:table-cell>
          <table:table-cell/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Paye</text:p>
          </table:table-cell>
          <table:table-cell office:value-type="string">
            <text:p>Mour</text:p>
          </table:table-cell>
          <table:table-cell office:value-type="string">
            <text:p>AID</text:p>
          </table:table-cell>
          <table:table-cell/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</table:table-row>
        <table:table-row table:style-name="ro1">
          <table:table-cell office:value-type="string">
            <text:p>Defourny</text:p>
          </table:table-cell>
          <table:table-cell office:value-type="string">
            <text:p>Theo</text:p>
          </table:table-cell>
          <table:table-cell office:value-type="string">
            <text:p>G</text:p>
          </table:table-cell>
          <table:table-cell/>
          <table:table-cell office:value-type="string">
            <text:p>Olympique Lyonnais</text:p>
          </table:table-cell>
          <table:table-cell/>
          <table:table-cell office:value-type="string">
            <text:p>Belgiqu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27/09/2014</text:date>, <text:time>21:5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7T21:33:23.12</meta:creation-date>
    <dc:date>2014-09-27T21:56:17.91</dc:date>
    <dc:creator>Max Boss</dc:creator>
    <meta:editing-duration>PT3M</meta:editing-duration>
    <meta:editing-cycles>3</meta:editing-cycles>
    <meta:generator>OpenOffice.org/3.3$Win32 OpenOffice.org_project/330m20$Build-9567</meta:generator>
    <meta:document-statistic meta:table-count="3" meta:cell-count="209" meta:object-count="0"/>
  </office:meta>
</office:document-meta>
</file>